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re test</text:p>
          </table:table-cell>
          <table:table-cell office:value-type="string" calcext:value-type="string">
            <text:p>Post test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table:number-columns-repeated="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3">00/00/0000</text:date>, <text:time style:data-style-name="N2" text:time-value="12:07:31.325551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 Krajcsi</meta:initial-creator>
    <meta:creation-date>2017-09-23T12:04:13.819546587</meta:creation-date>
    <dc:date>2017-09-23T12:19:04.841181440</dc:date>
    <dc:creator>Attila Krajcsi</dc:creator>
    <meta:editing-duration>PT14M7S</meta:editing-duration>
    <meta:editing-cycles>4</meta:editing-cycles>
    <meta:generator>LibreOffice/5.4.2.1$Linux_X86_64 LibreOffice_project/dfa67a98bede79c671438308dc9036d50465d2cb</meta:generator>
    <meta:document-statistic meta:table-count="1" meta:cell-count="36" meta:object-count="0"/>
  </office:meta>
</office:document-meta>
</file>